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format="1">
        <style:list-level-properties text:space-before="0in" text:min-label-width="0.3229in" text:list-level-position-and-space-mode="label-alignment">
          <style:list-level-label-alignment text:label-followed-by="listtab" fo:margin-left="0.3229in" fo:text-indent="-0.3229in"/>
        </style:list-level-properties>
      </text:list-level-style-number>
      <text:list-level-style-number text:level="2" style:num-format="1" text:display-levels="2">
        <style:list-level-properties text:space-before="0in" text:min-label-width="0.3229in" text:list-level-position-and-space-mode="label-alignment">
          <style:list-level-label-alignment text:label-followed-by="listtab" fo:margin-left="0.3229in" fo:text-indent="-0.3229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center"/>
      <style:text-properties fo:font-weight="bold" style:font-weight-asian="bold" style:font-weight-complex="bold" fo:font-size="30pt" style:font-size-asian="30pt" style:font-size-complex="30pt"/>
    </style:style>
    <style:style style:name="P2" style:parent-style-name="Textbody" style:family="paragraph">
      <style:paragraph-properties fo:text-align="center"/>
      <style:text-properties fo:font-weight="bold" style:font-weight-asian="bold" style:font-weight-complex="bold" fo:font-size="30pt" style:font-size-asian="30pt" style:font-size-complex="30pt"/>
    </style:style>
    <style:style style:name="P3" style:parent-style-name="Textbody" style:family="paragraph">
      <style:paragraph-properties fo:text-align="center"/>
      <style:text-properties fo:font-weight="bold" style:font-weight-asian="bold" style:font-weight-complex="bold" fo:font-size="30pt" style:font-size-asian="30pt" style:font-size-complex="30pt"/>
    </style:style>
    <style:style style:name="P4" style:parent-style-name="Textbody" style:family="paragraph">
      <style:paragraph-properties fo:text-align="center"/>
      <style:text-properties fo:font-weight="bold" style:font-weight-asian="bold" style:font-weight-complex="bold" fo:font-size="30pt" style:font-size-asian="30pt" style:font-size-complex="30pt"/>
    </style:style>
    <style:style style:name="P5" style:parent-style-name="Textbody" style:family="paragraph">
      <style:paragraph-properties fo:text-align="center"/>
    </style:style>
    <style:style style:name="P6" style:parent-style-name="Textbody" style:family="paragraph">
      <style:paragraph-properties fo:text-align="center"/>
    </style:style>
    <style:style style:name="P7" style:parent-style-name="ContentsHeading" style:family="paragraph">
      <style:paragraph-properties fo:break-before="page">
        <style:tab-stops>
          <style:tab-stop style:type="right" style:leader-style="dotted" style:leader-text="." style:position="6.1375in"/>
        </style:tab-stops>
      </style:paragraph-properties>
    </style:style>
    <style:style style:name="P8" style:parent-style-name="Título1" style:family="paragraph">
      <style:paragraph-properties fo:break-before="page"/>
    </style:style>
    <style:style style:name="P9" style:parent-style-name="Default" style:family="paragraph">
      <style:text-properties fo:font-size="11pt" style:font-size-asian="11pt" style:font-size-complex="11pt"/>
    </style:style>
    <style:style style:name="P10" style:parent-style-name="Default" style:family="paragraph">
      <style:text-properties fo:font-size="11pt" style:font-size-asian="11pt" style:font-size-complex="11pt"/>
    </style:style>
    <style:style style:name="P11" style:parent-style-name="Default" style:family="paragraph">
      <style:text-properties fo:font-size="11pt" style:font-size-asian="11pt" style:font-size-complex="11pt"/>
    </style:style>
    <style:style style:name="P12" style:parent-style-name="Default" style:family="paragraph">
      <style:text-properties fo:font-size="11pt" style:font-size-asian="11pt" style:font-size-complex="11pt"/>
    </style:style>
    <style:style style:name="P13" style:parent-style-name="Default" style:family="paragraph">
      <style:text-properties fo:font-size="11pt" style:font-size-asian="11pt" style:font-size-complex="11pt"/>
    </style:style>
    <style:style style:name="P14" style:parent-style-name="Default" style:family="paragraph">
      <style:paragraph-properties fo:margin-bottom="0.027in"/>
    </style:style>
    <style:style style:name="T15" style:parent-style-name="Fuentedepárrafopredeter." style:family="text">
      <style:text-properties fo:font-size="11pt" style:font-size-asian="11pt" style:font-size-complex="11pt"/>
    </style:style>
    <style:style style:name="T16" style:parent-style-name="Fuentedepárrafopredeter." style:family="text">
      <style:text-properties fo:font-size="11pt" style:font-size-asian="11pt" style:font-size-complex="11pt"/>
    </style:style>
    <style:style style:name="T17" style:parent-style-name="Fuentedepárrafopredeter." style:family="text">
      <style:text-properties fo:font-style="italic" style:font-style-asian="italic" style:font-style-complex="italic" fo:font-size="11pt" style:font-size-asian="11pt" style:font-size-complex="11pt"/>
    </style:style>
    <style:style style:name="T18" style:parent-style-name="Fuentedepárrafopredeter." style:family="text">
      <style:text-properties fo:font-size="11pt" style:font-size-asian="11pt" style:font-size-complex="11pt"/>
    </style:style>
    <style:style style:name="T19" style:parent-style-name="Fuentedepárrafopredeter." style:family="text">
      <style:text-properties fo:font-size="11pt" style:font-size-asian="11pt" style:font-size-complex="11pt"/>
    </style:style>
    <style:style style:name="T20" style:parent-style-name="Fuentedepárrafopredeter." style:family="text">
      <style:text-properties fo:font-size="11pt" style:font-size-asian="11pt" style:font-size-complex="11pt"/>
    </style:style>
    <style:style style:name="T21" style:parent-style-name="Fuentedepárrafopredeter." style:family="text">
      <style:text-properties fo:font-style="italic" style:font-style-asian="italic" style:font-style-complex="italic" fo:font-size="11pt" style:font-size-asian="11pt" style:font-size-complex="11pt"/>
    </style:style>
    <style:style style:name="T22" style:parent-style-name="Fuentedepárrafopredeter." style:family="text">
      <style:text-properties fo:font-size="11pt" style:font-size-asian="11pt" style:font-size-complex="11pt"/>
    </style:style>
    <style:style style:name="P23" style:parent-style-name="Default" style:family="paragraph">
      <style:paragraph-properties fo:margin-bottom="0.027in"/>
    </style:style>
    <style:style style:name="T24" style:parent-style-name="Fuentedepárrafopredeter." style:family="text">
      <style:text-properties fo:font-size="11pt" style:font-size-asian="11pt" style:font-size-complex="11pt"/>
    </style:style>
    <style:style style:name="T25" style:parent-style-name="Fuentedepárrafopredeter." style:family="text">
      <style:text-properties fo:font-size="11pt" style:font-size-asian="11pt" style:font-size-complex="11pt"/>
    </style:style>
    <style:style style:name="T26" style:parent-style-name="Fuentedepárrafopredeter." style:family="text">
      <style:text-properties fo:font-style="italic" style:font-style-asian="italic" style:font-style-complex="italic" fo:font-size="11pt" style:font-size-asian="11pt" style:font-size-complex="11pt"/>
    </style:style>
    <style:style style:name="T27" style:parent-style-name="Fuentedepárrafopredeter." style:family="text">
      <style:text-properties fo:font-size="11pt" style:font-size-asian="11pt" style:font-size-complex="11pt"/>
    </style:style>
    <style:style style:name="T28" style:parent-style-name="Fuentedepárrafopredeter." style:family="text">
      <style:text-properties fo:font-size="11pt" style:font-size-asian="11pt" style:font-size-complex="11pt"/>
    </style:style>
    <style:style style:name="T29" style:parent-style-name="Fuentedepárrafopredeter." style:family="text">
      <style:text-properties fo:font-size="11pt" style:font-size-asian="11pt" style:font-size-complex="11pt"/>
    </style:style>
    <style:style style:name="P30" style:parent-style-name="Default" style:family="paragraph">
      <style:paragraph-properties fo:margin-bottom="0.027in"/>
    </style:style>
    <style:style style:name="T31" style:parent-style-name="Fuentedepárrafopredeter." style:family="text">
      <style:text-properties fo:font-size="11pt" style:font-size-asian="11pt" style:font-size-complex="11pt"/>
    </style:style>
    <style:style style:name="T32" style:parent-style-name="Fuentedepárrafopredeter." style:family="text">
      <style:text-properties fo:font-size="11pt" style:font-size-asian="11pt" style:font-size-complex="11pt"/>
    </style:style>
    <style:style style:name="T33" style:parent-style-name="Fuentedepárrafopredeter." style:family="text">
      <style:text-properties fo:font-style="italic" style:font-style-asian="italic" style:font-style-complex="italic" fo:font-size="11pt" style:font-size-asian="11pt" style:font-size-complex="11pt"/>
    </style:style>
    <style:style style:name="T34" style:parent-style-name="Fuentedepárrafopredeter." style:family="text">
      <style:text-properties fo:font-size="11pt" style:font-size-asian="11pt" style:font-size-complex="11pt"/>
    </style:style>
    <style:style style:name="T35" style:parent-style-name="Fuentedepárrafopredeter." style:family="text">
      <style:text-properties fo:font-size="11pt" style:font-size-asian="11pt" style:font-size-complex="11pt"/>
    </style:style>
    <style:style style:name="T36" style:parent-style-name="Fuentedepárrafopredeter." style:family="text">
      <style:text-properties fo:font-size="11pt" style:font-size-asian="11pt" style:font-size-complex="11pt"/>
    </style:style>
    <style:style style:name="P37" style:parent-style-name="Default" style:family="paragraph">
      <style:paragraph-properties fo:margin-bottom="0.027in"/>
    </style:style>
    <style:style style:name="T38" style:parent-style-name="Fuentedepárrafopredeter." style:family="text">
      <style:text-properties fo:font-size="11pt" style:font-size-asian="11pt" style:font-size-complex="11pt"/>
    </style:style>
    <style:style style:name="T39" style:parent-style-name="Fuentedepárrafopredeter." style:family="text">
      <style:text-properties fo:font-size="11pt" style:font-size-asian="11pt" style:font-size-complex="11pt"/>
    </style:style>
    <style:style style:name="T40" style:parent-style-name="Fuentedepárrafopredeter." style:family="text">
      <style:text-properties fo:font-style="italic" style:font-style-asian="italic" style:font-style-complex="italic" fo:font-size="11pt" style:font-size-asian="11pt" style:font-size-complex="11pt"/>
    </style:style>
    <style:style style:name="T41" style:parent-style-name="Fuentedepárrafopredeter." style:family="text">
      <style:text-properties fo:font-size="11pt" style:font-size-asian="11pt" style:font-size-complex="11pt"/>
    </style:style>
    <style:style style:name="T42" style:parent-style-name="Fuentedepárrafopredeter." style:family="text">
      <style:text-properties fo:font-size="11pt" style:font-size-asian="11pt" style:font-size-complex="11pt"/>
    </style:style>
    <style:style style:name="T43" style:parent-style-name="Fuentedepárrafopredeter." style:family="text">
      <style:text-properties fo:font-size="11pt" style:font-size-asian="11pt" style:font-size-complex="11pt"/>
    </style:style>
    <style:style style:name="T44" style:parent-style-name="Fuentedepárrafopredeter." style:family="text">
      <style:text-properties fo:font-size="11pt" style:font-size-asian="11pt" style:font-size-complex="11pt"/>
    </style:style>
    <style:style style:name="T45" style:parent-style-name="Fuentedepárrafopredeter." style:family="text">
      <style:text-properties fo:font-size="11pt" style:font-size-asian="11pt" style:font-size-complex="11pt"/>
    </style:style>
    <style:style style:name="P46" style:parent-style-name="Default" style:family="paragraph">
      <style:text-properties fo:font-size="11pt" style:font-size-asian="11pt" style:font-size-complex="11pt"/>
    </style:style>
    <style:style style:name="T47" style:parent-style-name="Fuentedepárrafopredeter." style:family="text">
      <style:text-properties fo:font-size="11pt" style:font-size-asian="11pt" style:font-size-complex="11pt"/>
    </style:style>
    <style:style style:name="T48" style:parent-style-name="Fuentedepárrafopredeter." style:family="text">
      <style:text-properties fo:font-size="11pt" style:font-size-asian="11pt" style:font-size-complex="11pt"/>
    </style:style>
    <style:style style:name="T49" style:parent-style-name="Fuentedepárrafopredeter." style:family="text">
      <style:text-properties fo:font-size="11pt" style:font-size-asian="11pt" style:font-size-complex="11pt"/>
    </style:style>
    <style:style style:name="P50" style:parent-style-name="Título2" style:family="paragraph"/>
    <style:style style:name="P51" style:parent-style-name="Textbody" style:family="paragraph">
      <style:text-properties style:text-underline-type="single" style:text-underline-style="solid" style:text-underline-width="auto" style:text-underline-mode="continuous"/>
    </style:style>
    <style:style style:family="graphic" style:name="a0">
      <style:graphic-properties style:vertical-pos="middle"/>
    </style:style>
  </office:automatic-styles>
  <office:body>
    <office:text text:use-soft-page-breaks="true">
      <text:p text:style-name="P1"/>
      <text:p text:style-name="P2"/>
      <text:p text:style-name="P3">Práctica 1: Búsqueda en el espacio de estados</text:p>
      <text:p text:style-name="P4"/>
      <text:p text:style-name="P5">Pablo Gomariz Martínez</text:p>
      <text:p text:style-name="P6">Daniel Tomás Martínez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">Índice</text:p>
          <text:p text:style-name="Contents1"><text:a xlink:href="#__RefHeading___Toc105_1193772683" office:target-frame-name="_top" xlink:show="replace">1. Introducción al problema<text:tab/>3</text:a></text:p>
          <text:p text:style-name="Contents2"><text:a xlink:href="#__RefHeading___Toc107_1193772683" office:target-frame-name="_top" xlink:show="replace">1.1 Descripción de los estados<text:tab/>3</text:a></text:p>
        </text:index-body>
      </text:table-of-content>
      <text:p text:style-name="Textbody"/>
      <text:h text:style-name="P8" text:outline-level="1"><text:bookmark-start text:name="__RefHeading___Toc105_1193772683"/><text:soft-page-break/>1. Introducción al problema<text:bookmark-end text:name="__RefHeading___Toc105_1193772683"/></text:h>
      <text:p text:style-name="P9">El problema plantado consiste en una pista con obstáculos en el que tenemos una línea de inicio, una línea de meta y un cierto número de coches.<text:s/></text:p>
      <text:p text:style-name="P10">Explicado con más detalle, tendremos varios coches situados al azar en casillas de la línea de inicio. Estos coches deberán moverse por<text:s/>una<text:s/>pista<text:s/>cuadrada<text:s/>sorteando los obstáculos para llegar a la línea de meta. Cuando todos los coches se encuentren en la línea de meta<text:s/>se finaliza satisfactoriamente.<text:s/></text:p>
      <text:p text:style-name="P11">El diseño<text:s/>la pista<text:s/>puede ser modificado, modificando la semilla, el tamaño<text:s/>de la pista cuadrada, y el número de<text:s/>coches. Esto generará una instancia del problema<text:s/>distinta, con una distribución de<text:s/>obstáculos<text:s/>y coches<text:s/>distinta.</text:p>
      <text:p text:style-name="P12">Cabe destacar que los distintos coches no compiten por llegar a la meta, si no que colaboran para llegar a la meta.</text:p>
      <text:p text:style-name="P13">Para el desarrollo del proceso, se definen<text:s/>cuatro<text:s/>acciones para<text:s/>cada coche, las cuales tienen todas coste uno:<text:s/></text:p>
      <text:p text:style-name="P14"><text:span text:style-name="T15">-<text:s/></text:span><text:span text:style-name="T16">COCHE<text:s/></text:span><text:span text:style-name="T17">n</text:span><text:span text:style-name="T18"><text:s/>ABAJO</text:span><text:span text:style-name="T19">:<text:s/></text:span><text:span text:style-name="T20">Avanza el coche<text:s/></text:span><text:span text:style-name="T21">n</text:span><text:span text:style-name="T22"><text:s/>hacia la casilla de abajo.<text:s/></text:span></text:p>
      <text:p text:style-name="P23"><text:span text:style-name="T24">-<text:s/></text:span><text:span text:style-name="T25">COCHE<text:s/></text:span><text:span text:style-name="T26">n</text:span><text:span text:style-name="T27"><text:s/>IZQUIERDA</text:span><text:span text:style-name="T28">:<text:s/></text:span><text:span text:style-name="T29">Avanza hacia la casilla de la izquierda.<text:s/></text:span></text:p>
      <text:p text:style-name="P30"><text:span text:style-name="T31">-<text:s/></text:span><text:span text:style-name="T32">COCHE<text:s/></text:span><text:span text:style-name="T33">n</text:span><text:span text:style-name="T34"><text:s/>DERECHA</text:span><text:span text:style-name="T35">:<text:s/></text:span><text:span text:style-name="T36">Avanza hacia la casilla de la derecha.<text:s/></text:span></text:p>
      <text:p text:style-name="P37"><text:span text:style-name="T38">-<text:s/></text:span><text:span text:style-name="T39">COCHE<text:s/></text:span><text:span text:style-name="T40">n</text:span><text:span text:style-name="T41"><text:s/>ARRIBA</text:span><text:span text:style-name="T42">:<text:s/></text:span><text:span text:style-name="T43">Avanza hacia la casilla de arriba.<text:s/></text:span></text:p>
      <text:p text:style-name="Default"><text:span text:style-name="T44">En total habrá<text:s/></text:span><draw:frame draw:style-name="a0" text:anchor-type="as-char" svg:x="0in" svg:y="0in" svg:width="1.05208in" svg:height="0.17708in" style:rel-width="scale" style:rel-height="scale"><draw:object xlink:href="Object 1/" xlink:type="simple" xlink:show="embed" xlink:actuate="onLoad"/></draw:frame><text:span text:style-name="T45"><text:s/>acciones por lo que el numero de acciones posibles dependerá de la instancia del problema.</text:span></text:p>
      <text:p text:style-name="P46">Todas estas acciones no estarán disponibles siempre, pues habrá momentos en los que<text:s/>un coche<text:s/>se encuentre junto<text:s/>al límite de la pista o un obstáculo<text:s/>y no pueda ir hacia arriba, por ejemplo.<text:s/></text:p>
      <text:p text:style-name="Textbody"><text:span text:style-name="T47">Una vez hemos definido el entorno del problema y las normas de procedimiento, vamos a definir el estado genérico<text:s/></text:span><text:span text:style-name="T48">de los coches</text:span><text:span text:style-name="T49">, pues en base a los datos que contenga, realizaremos los algoritmos de búsqueda.</text:span></text:p>
      <text:list text:style-name="LFO1" text:continue-numbering="true">
        <text:list-item>
          <text:list>
            <text:list-item>
              <text:p text:style-name="P50"><text:bookmark-start text:name="__RefHeading___Toc107_1193772683"/>Descripción de los estados<text:bookmark-end text:name="__RefHeading___Toc107_1193772683"/></text:p>
            </text:list-item>
          </text:list>
        </text:list-item>
      </text:list>
      <text:p text:style-name="P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Default" style:display-name="Default" style:family="paragraph">
      <style:paragraph-properties style:text-autospace="none" style:vertical-align="auto"/>
      <style:text-properties style:font-name="Calibri" style:font-name-complex="Calibri" fo:color="#000000" style:letter-kerning="false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.3229in" text:list-level-position-and-space-mode="label-alignment">
          <style:list-level-label-alignment text:label-followed-by="listtab" fo:margin-left="0.3229in" fo:text-indent="-0.3229in"/>
        </style:list-level-properties>
      </text:list-level-style-number>
      <text:list-level-style-number text:level="2" style:num-format="1" text:display-levels="2">
        <style:list-level-properties text:space-before="0in" text:min-label-width="0.3229in" text:list-level-position-and-space-mode="label-alignment">
          <style:list-level-label-alignment text:label-followed-by="listtab" fo:margin-left="0.3229in" fo:text-indent="-0.3229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NIEL TOMÁS MARTÍNEZ</dc:creator>
    <meta:creation-date>2019-10-28T11:50:00Z</meta:creation-date>
    <dc:date>2019-10-28T11:50:00Z</dc:date>
    <meta:template xlink:href="Normal.dotm" xlink:type="simple"/>
    <meta:editing-cycles>2</meta:editing-cycles>
    <meta:editing-duration>PT540S</meta:editing-duration>
    <meta:document-statistic meta:page-count="3" meta:paragraph-count="4" meta:word-count="311" meta:character-count="2019" meta:row-count="14" meta:non-whitespace-character-count="1712"/>
  </office:meta>
</office:document-meta>
</file>

<file path=Object 1/content.xml><?xml version="1.0" encoding="utf-8"?>
<mml:math xmlns:mml="http://www.w3.org/1998/Math/MathML" xmlns:m="http://schemas.openxmlformats.org/officeDocument/2006/math">
  <mml:mi>n</mml:mi>
  <mml:mi>u</mml:mi>
  <mml:mi>m</mml:mi>
  <mml:mo>_</mml:mo>
  <mml:mi>c</mml:mi>
  <mml:mi>o</mml:mi>
  <mml:mi>c</mml:mi>
  <mml:mi>h</mml:mi>
  <mml:mi>e</mml:mi>
  <mml:mi>s</mml:mi>
  <mml:mi> </mml:mi>
  <mml:mi>x</mml:mi>
  <mml:mi> </mml:mi>
  <mml:mn>4</mml:mn>
</mml:math>
</file>